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4.457cm" fo:margin-left="2.551cm" table:align="left"/>
    </style:style>
    <style:style style:name="Table1.A" style:family="table-column">
      <style:table-column-properties style:column-width="2.604cm"/>
    </style:style>
    <style:style style:name="Table1.B" style:family="table-column">
      <style:table-column-properties style:column-width="11.853cm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B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style:font-name="Liberation Mono" fo:font-weight="normal" officeooo:rsid="00184d82" officeooo:paragraph-rsid="000c3f59" style:font-weight-asian="normal" style:font-weight-complex="normal"/>
    </style:style>
    <style:style style:name="P2" style:family="paragraph" style:parent-style-name="Standard">
      <style:text-properties style:font-name="Liberation Mono" fo:font-weight="normal" officeooo:rsid="0012199d" officeooo:paragraph-rsid="0012199d" style:font-weight-asian="normal" style:font-weight-complex="normal"/>
    </style:style>
    <style:style style:name="P3" style:family="paragraph" style:parent-style-name="Standard">
      <style:text-properties style:font-name="Liberation Mono" fo:font-weight="bold" officeooo:rsid="00184d82" officeooo:paragraph-rsid="000c3f59" style:font-weight-asian="bold" style:font-weight-complex="bold"/>
    </style:style>
    <style:style style:name="P4" style:family="paragraph" style:parent-style-name="Table_20_Contents">
      <style:text-properties style:font-name="Liberation Mono" officeooo:rsid="00137f46" officeooo:paragraph-rsid="00137f46"/>
    </style:style>
    <style:style style:name="P5" style:family="paragraph" style:parent-style-name="Table_20_Contents">
      <style:text-properties style:font-name="Liberation Mono" officeooo:rsid="00193b63" officeooo:paragraph-rsid="00193b63"/>
    </style:style>
    <style:style style:name="P6" style:family="paragraph" style:parent-style-name="Table_20_Contents">
      <style:text-properties style:font-name="Liberation Mono" officeooo:rsid="00193b63" officeooo:paragraph-rsid="001b0624"/>
    </style:style>
    <style:style style:name="P7" style:family="paragraph" style:parent-style-name="Standard" style:list-style-name="L1">
      <style:text-properties style:font-name="Liberation Mono" fo:font-weight="bold" officeooo:rsid="00184d82" officeooo:paragraph-rsid="000c3f59" style:font-weight-asian="bold" style:font-weight-complex="bold"/>
    </style:style>
    <style:style style:name="P8" style:family="paragraph" style:parent-style-name="Standard" style:list-style-name="L1">
      <style:text-properties style:font-name="Liberation Mono" fo:font-weight="normal" officeooo:rsid="00184d82" officeooo:paragraph-rsid="000c3f59" style:font-weight-asian="normal" style:font-weight-complex="normal"/>
    </style:style>
    <style:style style:name="P9" style:family="paragraph" style:parent-style-name="Standard" style:list-style-name="L7">
      <style:text-properties style:font-name="Liberation Mono" fo:font-weight="normal" officeooo:rsid="00184d82" officeooo:paragraph-rsid="00168ff6" style:font-weight-asian="normal" style:font-weight-complex="normal"/>
    </style:style>
    <style:style style:name="P10" style:family="paragraph" style:parent-style-name="Standard">
      <style:text-properties style:font-name="Liberation Mono" fo:font-weight="normal" officeooo:rsid="00184d82" officeooo:paragraph-rsid="00193b63" style:font-weight-asian="normal" style:font-weight-complex="normal"/>
    </style:style>
    <style:style style:name="P11" style:family="paragraph" style:parent-style-name="Standard" style:list-style-name="L2">
      <style:text-properties style:font-name="Liberation Mono" fo:font-weight="normal" officeooo:rsid="000ef8ba" officeooo:paragraph-rsid="000ef8ba" style:font-weight-asian="normal" style:font-weight-complex="normal"/>
    </style:style>
    <style:style style:name="P12" style:family="paragraph" style:parent-style-name="Standard" style:list-style-name="L1">
      <style:text-properties style:font-name="Liberation Mono" fo:font-weight="normal" officeooo:rsid="000ef8ba" officeooo:paragraph-rsid="000ef8ba" style:font-weight-asian="normal" style:font-weight-complex="normal"/>
    </style:style>
    <style:style style:name="P13" style:family="paragraph" style:parent-style-name="Standard" style:list-style-name="L1">
      <style:text-properties style:font-name="Liberation Mono" fo:font-weight="normal" officeooo:rsid="000ff872" officeooo:paragraph-rsid="000ff872" style:font-weight-asian="normal" style:font-weight-complex="normal"/>
    </style:style>
    <style:style style:name="P14" style:family="paragraph" style:parent-style-name="Standard" style:list-style-name="L6">
      <style:text-properties style:font-name="Liberation Mono" fo:font-weight="normal" officeooo:rsid="00137f46" officeooo:paragraph-rsid="00137f46" style:font-weight-asian="normal" style:font-weight-complex="normal"/>
    </style:style>
    <style:style style:name="P15" style:family="paragraph" style:parent-style-name="Standard" style:list-style-name="L8">
      <style:text-properties style:font-name="Liberation Mono" fo:font-weight="normal" officeooo:rsid="00193b63" officeooo:paragraph-rsid="00193b63" style:font-weight-asian="normal" style:font-weight-complex="normal"/>
    </style:style>
    <style:style style:name="P16" style:family="paragraph" style:parent-style-name="Standard">
      <style:text-properties style:font-name="Liberation Mono" fo:font-weight="normal" officeooo:rsid="00193b63" officeooo:paragraph-rsid="00193b63" style:font-weight-asian="normal" style:font-weight-complex="normal"/>
    </style:style>
    <style:style style:name="P17" style:family="paragraph" style:parent-style-name="Standard" style:list-style-name="L4">
      <style:text-properties style:font-name="Liberation Mono" fo:font-weight="normal" officeooo:rsid="00193b63" officeooo:paragraph-rsid="00193b63" style:font-weight-asian="normal" style:font-weight-complex="normal"/>
    </style:style>
    <style:style style:name="P18" style:family="paragraph" style:parent-style-name="Standard" style:list-style-name="L5">
      <style:text-properties style:font-name="Liberation Mono" fo:font-weight="normal" officeooo:rsid="00193b63" officeooo:paragraph-rsid="00193b63" style:font-weight-asian="normal" style:font-weight-complex="normal"/>
    </style:style>
    <style:style style:name="P19" style:family="paragraph" style:parent-style-name="Standard" style:list-style-name="L1">
      <style:text-properties style:font-name="Liberation Mono" fo:font-weight="normal" officeooo:rsid="00193b63" officeooo:paragraph-rsid="00193b63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de2f3"/>
    </style:style>
    <style:style style:name="T3" style:family="text">
      <style:text-properties officeooo:rsid="0012d82c"/>
    </style:style>
    <style:style style:name="T4" style:family="text">
      <style:text-properties officeooo:rsid="00140ef6"/>
    </style:style>
    <style:style style:name="T5" style:family="text">
      <style:text-properties officeooo:rsid="0015af8e"/>
    </style:style>
    <style:style style:name="T6" style:family="text">
      <style:text-properties officeooo:rsid="00168ff6"/>
    </style:style>
    <style:style style:name="T7" style:family="text">
      <style:text-properties officeooo:rsid="00193b63"/>
    </style:style>
    <style:style style:name="T8" style:family="text">
      <style:text-properties officeooo:rsid="001a7c91"/>
    </style:style>
    <style:style style:name="T9" style:family="text">
      <style:text-properties officeooo:rsid="001b0624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524cm" fo:text-indent="-0.635cm" fo:margin-left="1.524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159cm" fo:text-indent="-0.635cm" fo:margin-left="2.159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794cm" fo:text-indent="-0.635cm" fo:margin-left="2.79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429cm" fo:text-indent="-0.635cm" fo:margin-left="3.429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064cm" fo:text-indent="-0.635cm" fo:margin-left="4.064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699cm" fo:text-indent="-0.635cm" fo:margin-left="4.699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334cm" fo:text-indent="-0.635cm" fo:margin-left="5.334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969cm" fo:text-indent="-0.635cm" fo:margin-left="5.969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604cm" fo:text-indent="-0.635cm" fo:margin-left="6.604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239cm" fo:text-indent="-0.635cm" fo:margin-left="7.239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KATA <text:span text:style-name="T2">1</text:span><text:span text:style-name="T7">4</text:span>/3/2023</text:p>
      <text:p text:style-name="P3"/>
      <text:list xml:id="list3814085142" text:style-name="L1">
        <text:list-item>
          <text:p text:style-name="P7">Wat is het doel?</text:p>
        </text:list-item>
      </text:list>
      <text:p text:style-name="P3"/>
      <text:p text:style-name="P3"><text:tab/>Deliverables:</text:p>
      <text:list xml:id="list103444394464462" text:continue-numbering="true" text:style-name="L1">
        <text:list-item>
          <text:list>
            <text:list-item>
              <text:p text:style-name="P8">Documentatie van analyses en experimenten</text:p>
            </text:list-item>
            <text:list-item>
              <text:p text:style-name="P8">Documentatie met uitleg van aannames en beslissingen</text:p>
            </text:list-item>
            <text:list-item>
              <text:p text:style-name="P8">Conclusie overzicht van testresultaten en nauwkeurigheid</text:p>
            </text:list-item>
            <text:list-item>
              <text:p text:style-name="P8">Git-history (met duidelijke commit-messages)</text:p>
            </text:list-item>
          </text:list>
        </text:list-item>
      </text:list>
      <text:list text:style-name="L2">
        <text:list-item>
          <text:list>
            <text:list-item>
              <text:list>
                <text:list-item>
                  <text:p text:style-name="P11">discord en teams ook bijzetten</text:p>
                </text:list-item>
              </text:list>
            </text:list-item>
          </text:list>
        </text:list-item>
      </text:list>
      <text:list xml:id="list103445202456571" text:continue-list="list103444394464462" text:style-name="L1">
        <text:list-item>
          <text:list>
            <text:list-item>
              <text:p text:style-name="P8">Broncode </text:p>
            </text:list-item>
            <text:list-item>
              <text:p text:style-name="P8">Presentatie powerpoint</text:p>
            </text:list-item>
            <text:list-item>
              <text:p text:style-name="P12">Ethiek</text:p>
            </text:list-item>
          </text:list>
        </text:list-item>
      </text:list>
      <text:p text:style-name="P1"/>
      <text:list xml:id="list103444475903235" text:continue-numbering="true" text:style-name="L1">
        <text:list-item>
          <text:p text:style-name="P7">Waar staan we nu?</text:p>
        </text:list-item>
      </text:list>
      <text:p text:style-name="P3"/>
      <text:p text:style-name="P3"><text:tab/>In progress:</text:p>
      <text:list text:style-name="L8">
        <text:list-item>
          <text:list>
            <text:list-item>
              <text:p text:style-name="P15">Itereren/trial-error best presterende model mbv experiment tracking</text:p>
            </text:list-item>
          </text:list>
        </text:list-item>
      </text:list>
      <text:p text:style-name="P10"/>
      <text:p text:style-name="P1"><text:tab/><text:span text:style-name="T1">Done:</text:span></text:p>
      <text:list xml:id="list389887433" text:style-name="L4">
        <text:list-item>
          <text:list>
            <text:list-item>
              <text:p text:style-name="P17">Data Pipeline</text:p>
            </text:list-item>
            <text:list-item>
              <text:p text:style-name="P17">Diverse experimenten </text:p>
            </text:list-item>
          </text:list>
        </text:list-item>
      </text:list>
      <text:p text:style-name="P1"/>
      <text:p text:style-name="P1"><text:tab/><text:span text:style-name="T1">To do:</text:span></text:p>
      <text:list text:style-name="L5">
        <text:list-item>
          <text:list>
            <text:list-item>
              <text:p text:style-name="P18">CLI interface (inputs) </text:p>
            </text:list-item>
          </text:list>
        </text:list-item>
      </text:list>
      <text:p text:style-name="P1"/>
      <text:list xml:id="list103443443095086" text:continue-list="list103444475903235" text:style-name="L1">
        <text:list-item>
          <text:p text:style-name="P7">Obstakels </text:p>
          <text:list>
            <text:list-item>
              <text:p text:style-name="P13">Stephan: <text:span text:style-name="T7">Functie geeft niet complete dataframe</text:span></text:p>
            </text:list-item>
            <text:list-item>
              <text:p text:style-name="P13">Hans: <text:span text:style-name="T7">bash sh pipeline werkt niet </text:span></text:p>
            </text:list-item>
            <text:list-item>
              <text:p text:style-name="P19">Jiyoon: DF4 niet dezelfde waarde en wil K-means analyse doen</text:p>
            </text:list-item>
          </text:list>
        </text:list-item>
      </text:list>
      <text:p text:style-name="P1"/>
      <text:list xml:id="list103445196510861" text:continue-numbering="true" text:style-name="L1">
        <text:list-item>
          <text:p text:style-name="P7">Volgende stap </text:p>
        </text:list-item>
      </text:list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Hans</text:p>
          </table:table-cell>
          <table:table-cell table:style-name="Table1.B1" office:value-type="string">
            <text:p text:style-name="P16">Start: Interface CLI, <text:span text:style-name="T8">coefficients voorspelling en advies</text:span></text:p>
          </table:table-cell>
        </table:table-row>
        <table:table-row>
          <table:table-cell table:style-name="Table1.A2" office:value-type="string">
            <text:p text:style-name="P4">Stephan</text:p>
          </table:table-cell>
          <table:table-cell table:style-name="Table1.B2" office:value-type="string">
            <text:p text:style-name="P16">Meerdere data analyses <text:span text:style-name="T9">toevoegen</text:span></text:p>
          </table:table-cell>
        </table:table-row>
        <table:table-row>
          <table:table-cell table:style-name="Table1.A2" office:value-type="string">
            <text:p text:style-name="P4">JiYoon</text:p>
          </table:table-cell>
          <table:table-cell table:style-name="Table1.B2" office:value-type="string">
            <text:p text:style-name="P5">K-mean analyse <text:span text:style-name="T9">toevoegen</text:span></text:p>
          </table:table-cell>
        </table:table-row>
        <table:table-row>
          <table:table-cell table:style-name="Table1.A2" office:value-type="string">
            <text:p text:style-name="P4">Frank</text:p>
          </table:table-cell>
          <table:table-cell table:style-name="Table1.B2" office:value-type="string">
            <text:p text:style-name="P6"><text:span text:style-name="T9">K-mean analyse, </text:span>Pyscript exploren, </text:p>
          </table:table-cell>
        </table:table-row>
      </table:table>
      <text:p text:style-name="P2"/>
      <text:list xml:id="list103443279041702" text:continue-numbering="true" text:style-name="L1">
        <text:list-header>
          <text:p text:style-name="P7"/>
        </text:list-header>
      </text:list>
      <text:list text:style-name="L7">
        <text:list-header>
          <text:p text:style-name="P9"/>
        </text:list-header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l" fo:country="NL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l" fo:country="NL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10T10:11:26.496000000</meta:creation-date>
    <dc:date>2023-03-14T10:34:43.071000000</dc:date>
    <meta:editing-duration>PT1H57M27S</meta:editing-duration>
    <meta:editing-cycles>15</meta:editing-cycles>
    <meta:generator>LibreOffice/7.4.0.3$Windows_X86_64 LibreOffice_project/f85e47c08ddd19c015c0114a68350214f7066f5a</meta:generator>
    <meta:document-statistic meta:table-count="1" meta:image-count="0" meta:object-count="0" meta:page-count="1" meta:paragraph-count="33" meta:word-count="128" meta:character-count="839" meta:non-whitespace-character-count="752"/>
  </office:meta>
</office:document-meta>
</file>